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ucida Console" svg:font-family="'Lucida Console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8.25cm" style:rel-column-width="32763*"/>
    </style:style>
    <style:style style:name="Таблица2.B" style:family="table-column">
      <style:table-column-properties style:column-width="8.251cm" style:rel-column-width="32772*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text-properties officeooo:rsid="001cb9a4" officeooo:paragraph-rsid="001cb9a4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normal" style:font-name-asian="Helvetica1" style:font-size-asian="18pt" style:font-weight-asian="normal" style:font-name-complex="Helvetica1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1cb9a4"/>
    </style:style>
    <style:style style:name="P6" style:family="paragraph" style:parent-style-name="Table_20_Contents">
      <style:text-properties officeooo:rsid="001e6655" officeooo:paragraph-rsid="001e6655"/>
    </style:style>
    <style:style style:name="P7" style:family="paragraph" style:parent-style-name="Table_20_Contents">
      <style:paragraph-properties fo:text-align="end" style:justify-single-word="false"/>
      <style:text-properties fo:language="ru" fo:country="RU" officeooo:rsid="0028fa11" officeooo:paragraph-rsid="006e3182"/>
    </style:style>
    <style:style style:name="P8" style:family="paragraph" style:parent-style-name="Table_20_Contents">
      <style:paragraph-properties fo:text-align="end" style:justify-single-word="false"/>
      <style:text-properties style:font-name="Times New Roman3" fo:font-size="13pt" officeooo:rsid="0047e326" officeooo:paragraph-rsid="0047e326"/>
    </style:style>
    <style:style style:name="P9" style:family="paragraph" style:parent-style-name="TOC_20_Heading">
      <style:paragraph-properties fo:break-before="page"/>
      <style:text-properties style:use-window-font-color="true" loext:opacity="0%" style:font-name="Times New Roman" style:font-name-asian="Helvetica1" style:font-name-complex="Helvetica1"/>
    </style:style>
    <style:style style:name="P10" style:family="paragraph" style:parent-style-name="Standard">
      <style:paragraph-properties fo:margin-top="0.499cm" fo:margin-bottom="0cm" style:contextual-spacing="false" fo:line-height="900%" fo:text-align="center" style:justify-single-word="false"/>
      <style:text-properties style:font-name="Times New Roman" fo:font-size="14pt" style:font-name-asian="Helvetica1" style:font-size-asian="14pt" style:font-name-complex="Helvetica1" style:font-size-complex="14pt"/>
    </style:style>
    <style:style style:name="P11" style:family="paragraph" style:parent-style-name="Standard">
      <style:paragraph-properties fo:margin-top="0cm" fo:margin-bottom="9.999cm" style:contextual-spacing="false" fo:text-align="center" style:justify-single-word="false"/>
      <style:text-properties officeooo:paragraph-rsid="003f4160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font-weight="normal" style:font-name-asian="Helvetica1" style:font-size-asian="14pt" style:font-weight-asian="normal" style:font-name-complex="Helvetica1" style:font-size-complex="14pt" style:font-weight-complex="normal"/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First_20_line_20_indent">
      <style:paragraph-properties fo:margin-left="0cm" fo:margin-right="0cm" fo:text-indent="0cm" style:auto-text-indent="false"/>
      <style:text-properties style:font-name="Times New Roman3" fo:font-size="14pt" fo:language="ru" fo:country="RU" officeooo:rsid="007b6198" officeooo:paragraph-rsid="007b6198"/>
    </style:style>
    <style:style style:name="P15" style:family="paragraph" style:parent-style-name="First_20_line_20_indent">
      <style:paragraph-properties fo:margin-left="0cm" fo:margin-right="0cm" fo:text-indent="0cm" style:auto-text-indent="false"/>
      <style:text-properties style:font-name="Arial" fo:font-size="14.1000003814697pt" fo:font-weight="bold" officeooo:rsid="006a2a9f" officeooo:paragraph-rsid="005022da" style:font-name-asian="Tahoma" style:font-size-asian="14.1000003814697pt" style:font-weight-asian="bold" style:font-name-complex="Droid Sans Devanagari" style:font-size-complex="14.1000003814697pt" style:font-weight-complex="bold"/>
    </style:style>
    <style:style style:name="P16" style:family="paragraph" style:parent-style-name="Heading_20_2">
      <style:text-properties officeooo:paragraph-rsid="0071a245"/>
    </style:style>
    <style:style style:name="P17" style:family="paragraph" style:parent-style-name="Heading_20_2">
      <style:text-properties officeooo:rsid="007c1392" officeooo:paragraph-rsid="007c1392"/>
    </style:style>
    <style:style style:name="P18" style:family="paragraph" style:parent-style-name="Heading_20_2">
      <style:text-properties officeooo:rsid="007cc7c8" officeooo:paragraph-rsid="007cc7c8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3">
      <style:text-properties style:use-window-font-color="true" loext:opacity="0%" style:font-name="Times New Roman" fo:font-size="16pt" fo:language="ru" fo:country="RU" fo:font-weight="normal" officeooo:rsid="007b0736" officeooo:paragraph-rsid="00743c32" style:font-name-asian="Helvetica1" style:font-size-asian="16pt" style:font-weight-asian="normal" style:font-name-complex="Helvetica1" style:font-size-complex="16pt" style:font-weight-complex="normal"/>
    </style:style>
    <style:style style:name="P21" style:family="paragraph" style:parent-style-name="Heading_20_3">
      <style:text-properties style:use-window-font-color="true" loext:opacity="0%" style:font-name="Helvetica" fo:font-size="14pt" fo:language="ru" fo:country="RU" officeooo:rsid="00578396" officeooo:paragraph-rsid="006fd1bd" style:font-name-asian="Helvetica1" style:font-size-asian="14pt" style:font-name-complex="Helvetica1" style:font-size-complex="14pt"/>
    </style:style>
    <style:style style:name="P22" style:family="paragraph" style:parent-style-name="Text_20_body">
      <style:text-properties officeooo:rsid="007c1392" officeooo:paragraph-rsid="007c1392"/>
    </style:style>
    <style:style style:name="P23" style:family="paragraph" style:parent-style-name="Text_20_body">
      <style:text-properties officeooo:paragraph-rsid="007cc7c8"/>
    </style:style>
    <style:style style:name="T1" style:family="text">
      <style:text-properties fo:language="en" fo:country="US" officeooo:rsid="00468513"/>
    </style:style>
    <style:style style:name="T2" style:family="text">
      <style:text-properties fo:language="en" fo:country="US" officeooo:rsid="0028fa11"/>
    </style:style>
    <style:style style:name="T3" style:family="text">
      <style:text-properties style:use-window-font-color="true" loext:opacity="0%" style:font-name="Times New Roman" fo:font-size="16pt" fo:font-weight="bold" style:font-name-asian="Helvetica1" style:font-size-asian="16pt" style:font-weight-asian="bold" style:font-name-complex="Helvetica1" style:font-size-complex="16pt"/>
    </style:style>
    <style:style style:name="T4" style:family="text">
      <style:text-properties fo:font-size="18pt" style:font-name-asian="Helvetica1" style:font-size-asian="18pt" style:font-name-complex="Helvetica1" style:font-size-complex="18pt"/>
    </style:style>
    <style:style style:name="T5" style:family="text">
      <style:text-properties fo:font-size="18pt" officeooo:rsid="00202b9c" style:font-name-asian="Helvetica1" style:font-size-asian="18pt" style:font-name-complex="Helvetica1" style:font-size-complex="18pt"/>
    </style:style>
    <style:style style:name="T6" style:family="text">
      <style:text-properties fo:font-size="18pt" officeooo:rsid="00213ff3" style:font-name-asian="Helvetica1" style:font-size-asian="18pt" style:font-name-complex="Helvetica1" style:font-size-complex="18pt"/>
    </style:style>
    <style:style style:name="T7" style:family="text">
      <style:text-properties fo:font-size="18pt" officeooo:rsid="00253a5c" style:font-name-asian="Helvetica1" style:font-size-asian="18pt" style:font-name-complex="Helvetica1" style:font-size-complex="18pt"/>
    </style:style>
    <style:style style:name="T8" style:family="text">
      <style:text-properties fo:font-size="18pt" officeooo:rsid="001b5dfa" style:font-name-asian="Helvetica1" style:font-size-asian="18pt" style:font-name-complex="Helvetica1" style:font-size-complex="18pt"/>
    </style:style>
    <style:style style:name="T9" style:family="text">
      <style:text-properties fo:font-size="18pt" officeooo:rsid="001b5dfa" style:font-name-asian="Helvetica1" style:font-size-asian="18pt" style:language-asian="ru" style:country-asian="RU" style:font-name-complex="Helvetica1" style:font-size-complex="18pt"/>
    </style:style>
    <style:style style:name="T10" style:family="text">
      <style:text-properties fo:font-size="18pt" fo:language="en" fo:country="US" officeooo:rsid="007b6198" style:font-name-asian="Helvetica1" style:font-size-asian="18pt" style:font-name-complex="Helvetica1" style:font-size-complex="18pt"/>
    </style:style>
    <style:style style:name="T11" style:family="text">
      <style:text-properties officeooo:rsid="00468513"/>
    </style:style>
    <style:style style:name="T12" style:family="text">
      <style:text-properties style:font-name="Times New Roman" fo:font-size="18pt" style:font-name-asian="Helvetica1" style:font-size-asian="18pt" style:font-name-complex="Helvetica1" style:font-size-complex="18pt"/>
    </style:style>
    <style:style style:name="T13" style:family="text">
      <style:text-properties style:font-name="Times New Roman" fo:font-size="18pt" officeooo:rsid="001b5dfa" style:font-name-asian="Helvetica1" style:font-size-asian="18pt" style:font-name-complex="Helvetica1" style:font-size-complex="18pt"/>
    </style:style>
    <style:style style:name="T14" style:family="text">
      <style:text-properties style:font-name="Times New Roman" fo:font-size="18pt" fo:language="ru" fo:country="RU" fo:font-weight="normal" officeooo:rsid="007b6198" style:font-name-asian="Helvetica1" style:font-size-asian="18pt" style:font-weight-asian="normal" style:font-name-complex="Helvetica1" style:font-size-complex="18pt" style:font-weight-complex="normal"/>
    </style:style>
    <style:style style:name="T15" style:family="text">
      <style:text-properties style:font-name="Times New Roman3" fo:font-size="13pt" officeooo:rsid="00600ef9"/>
    </style:style>
    <style:style style:name="T16" style:family="text">
      <style:text-properties officeooo:rsid="007b6198"/>
    </style:style>
    <style:style style:name="T17" style:family="text">
      <style:text-properties officeooo:rsid="00495bae"/>
    </style:style>
    <style:style style:name="T18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-start text:name="_Toc494741058"/>МИНОБРНАУКИ РОССИИ<text:bookmark-end text:name="_Toc494741058"/></text:p>
      <text:p text:style-name="P3"><text:span text:style-name="T7">САНКТ-ПЕТЕРБУРГСКИЙ</text:span><text:span text:style-name="T4"> ГОСУДАРСТВЕННЫЙ</text:span></text:p>
      <text:p text:style-name="P4"><text:bookmark-start text:name="_Toc494741059"/>ЭЛЕКТРОТЕХНИЧЕСКИЙ УНИВЕРСИТЕТ<text:bookmark-end text:name="_Toc494741059"/></text:p>
      <text:p text:style-name="P3"><text:bookmark-start text:name="_Toc494741060"/><text:span text:style-name="T4">«ЛЭТИ» </text:span><text:span text:style-name="T5">им</text:span><text:span text:style-name="T4">.</text:span><text:span text:style-name="T6">В.И.</text:span><text:span text:style-name="T4">УЛЬЯНОВА (ЛЕНИНА)</text:span><text:bookmark-end text:name="_Toc494741060"/></text:p>
      <text:p text:style-name="P10"><text:bookmark-start text:name="_Toc494741061"/>Кафедра вычислительной техники<text:bookmark-end text:name="_Toc494741061"/></text:p>
      <text:p text:style-name="P5"><text:bookmark-start text:name="_Toc494741062"/><text:span text:style-name="T4">Отчет по лабораторной работе </text:span><text:span text:style-name="T8">№ </text:span><text:span text:style-name="T10">3</text:span></text:p>
      <text:p text:style-name="P5"><text:bookmark-start text:name="_Toc4947410641"/><text:span text:style-name="T8">по дисциплине «Алгоритмы и структуры данных, часть 1»</text:span><text:bookmark-end text:name="_Toc4947410641"/><text:span text:style-name="T9"> </text:span></text:p>
      <text:p text:style-name="P11"><text:span text:style-name="T13">Т</text:span><text:span text:style-name="T12">ем</text:span><text:span text:style-name="T13">а</text:span><text:span text:style-name="T12">:</text:span><text:bookmark-end text:name="_Toc494741062"/><text:span text:style-name="T12"> </text:span><text:bookmark-start text:name="_Toc494741063"/><text:span text:style-name="T12">«</text:span><text:bookmark-end text:name="_Toc494741063"/><text:span text:style-name="Strong_20_Emphasis"><text:span text:style-name="T14">Деревья</text:span></text:span><text:span text:style-name="T12">»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947125155216">
          <table:table-cell office:value-type="string">
            <text:p text:style-name="P6">Студент<text:span text:style-name="T11">ы</text:span> гр. <text:span text:style-name="T2">9306</text:span></text:p>
          </table:table-cell>
          <table:table-cell office:value-type="string">
            <text:p text:style-name="P7">ЕвдокимовО.В.<text:span text:style-name="T11">Кныш С.</text:span><text:span text:style-name="T15">А</text:span><text:span text:style-name="T1">. </text:span><text:span text:style-name="T11">Павельев М.</text:span><text:span text:style-name="T15">С</text:span><text:span text:style-name="T1">.</text:span></text:p>
          </table:table-cell>
        </table:table-row>
        <table:table-row table:style-name="TableLine1947125156576"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 table:style-name="TableLine1947125149504">
          <table:table-cell office:value-type="string">
            <text:p text:style-name="P6">Преподаватель</text:p>
          </table:table-cell>
          <table:table-cell office:value-type="string">
            <text:p text:style-name="P8">Манерагена Валенс</text:p>
          </table:table-cell>
        </table:table-row>
      </table:table>
      <text:p text:style-name="First_20_line_20_indent"/>
      <text:p text:style-name="P9"/>
      <text:table-of-content text:style-name="Sect1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3"><text:a xlink:type="simple" xlink:href="#__RefHeading___Toc318_2605875897" text:style-name="Index_20_Link" text:visited-style-name="Index_20_Link">Цель<text:tab/>3</text:a></text:p>
          <text:p text:style-name="P13"><text:a xlink:type="simple" xlink:href="#__RefHeading___Toc320_2605875897" text:style-name="Index_20_Link" text:visited-style-name="Index_20_Link">Задание<text:tab/>3</text:a></text:p>
          <text:p text:style-name="P13"><text:a xlink:type="simple" xlink:href="#__RefHeading___Toc12927_1325485995" text:style-name="Index_20_Link" text:visited-style-name="Index_20_Link">Вывод<text:tab/>3</text:a></text:p>
          <text:p text:style-name="P13"><text:a xlink:type="simple" xlink:href="#__RefHeading___Toc12918_1325485995" text:style-name="Index_20_Link" text:visited-style-name="Index_20_Link">Код программы<text:tab/>3</text:a></text:p>
        </text:index-body>
      </text:table-of-content>
      <text:h text:style-name="P19" text:outline-level="2"><text:bookmark-start text:name="_Toc494741066"/><text:bookmark-start text:name="__RefHeading___Toc318_2605875897"/><text:bookmark-start text:name="_Toc514182399"/><text:bookmark-start text:name="_Toc494741202"/>Цель<text:bookmark-end text:name="_Toc494741066"/><text:bookmark-end text:name="__RefHeading___Toc318_2605875897"/><text:bookmark-end text:name="_Toc514182399"/><text:bookmark-end text:name="_Toc494741202"/></text:h>
      <text:p text:style-name="First_20_line_20_indent"><text:span text:style-name="T16">И</text:span>сследование алгоритмов для работы с троичным деревом.<text:bookmark-start text:name="_Toc494741067"/><text:bookmark-start text:name="_Toc494741203"/></text:p>
      <text:h text:style-name="Heading_20_2" text:outline-level="2"><text:bookmark-start text:name="_Toc514182400"/><text:bookmark-start text:name="__RefHeading___Toc320_2605875897"/>Задание<text:bookmark-end text:name="_Toc514182400"/><text:bookmark-end text:name="__RefHeading___Toc320_2605875897"/><text:bookmark-end text:name="_Toc494741067"/><text:bookmark-end text:name="_Toc494741203"/></text:h>
      <text:p text:style-name="P14"><text:span text:style-name="T17">В</text:span>ид дерева — троичное.</text:p>
      <text:p text:style-name="P14">Разметка — прямая.</text:p>
      <text:p text:style-name="P14">Способ обхода — в ширину.</text:p>
      <text:p text:style-name="P14">Надо вычислить количество вершин, имеющих предков.</text:p>
      <text:p text:style-name="P15"/>
      <text:h text:style-name="P17" text:outline-level="2">Обоснование выбора способа представления деревьев.</text:h>
      <text:p text:style-name="P22"><text:tab/>В качестве способа представления были выбраны списки, т. к. заранее не известен размер деревьев, не нужно переаллоцировать ресурсы при добавлении одной вершины в дерево, также данный способ упрощает работу с деревом, т. к. Каждая вершина является объектом имеющим ссылки на своих детей, данный способ хранения легко изобразить на диаграммах, при использовании любого другого способа представления система станет лишь сложней.</text:p>
      <text:h text:style-name="P18" text:outline-level="2">Тестовый пример</text:h>
      <text:p text:style-name="P23"/>
      <text:h text:style-name="P16" text:outline-level="2"><text:bookmark-start text:name="_Toc514182403"/><text:bookmark-start text:name="__RefHeading___Toc12927_1325485995"/><text:span text:style-name="T3">Вывод</text:span><text:bookmark-end text:name="_Toc514182403"/><text:bookmark-end text:name="__RefHeading___Toc12927_1325485995"/></text:h>
      <text:h text:style-name="P20" text:outline-level="3"/>
      <text:h text:style-name="Heading_20_2" text:outline-level="2"><text:bookmark-start text:name="__RefHeading___Toc12918_1325485995"/>Код программы<text:bookmark-end text:name="__RefHeading___Toc12918_1325485995"/></text:h>
      <text:h text:style-name="P21" text:outline-level="3"><text:bookmark text:name="_Toc494741071"/><text:bookmark text:name="_Toc494741207"/><text:bookmark text:name="_Toc494741070"/><text:bookmark text:name="_Toc494741206"/><text:bookmark text:name="_Toc514182402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ucida Console" svg:font-family="'Lucida Console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Plain_20_Text" style:display-name="Plain Text" style:family="paragraph" style:parent-style-name="Standard" style:default-outline-level="">
      <style:text-properties style:font-name="Courier" fo:font-family="Courier" style:font-family-generic="roman" fo:font-size="10.5pt" style:font-size-asian="10.5pt" style:font-size-complex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3" fo:font-family="'Times New Roman'" style:font-style-name="Обычный" style:font-family-generic="roman" style:font-pitch="variable"/>
    </style:style>
    <style:style style:name="TOC_20_Heading" style:display-name="TOC Heading" style:family="paragraph" style:parent-style-name="Heading_20_1" style:default-outline-level="">
      <style:paragraph-properties fo:margin-top="0.847cm" fo:margin-bottom="0cm" style:contextual-spacing="false" fo:line-height="115%"/>
      <style:text-properties style:use-window-font-color="true" loext:opacity="0%" style:font-name="Times New Roman4" fo:font-family="'Times New Roman'" style:font-style-name="Курсив" style:font-family-generic="roman" style:font-pitch="variable" fo:font-size="14pt" fo:font-style="normal" fo:font-weight="bold" style:font-size-asian="14pt" style:language-asian="ru" style:country-asian="RU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212cm" fo:margin-bottom="0cm" style:contextual-spacing="false">
        <style:tab-stops>
          <style:tab-stop style:position="16.47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="Times New Roman3" fo:font-family="'Times New Roman'" style:font-style-name="Обычный" style:font-family-generic="roman" style:font-pitch="variable" fo:font-size="14pt" fo:font-weight="normal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1" fo:font-family="'Times New Roman'" style:font-family-generic="roman" style:language-asian="ru" style:country-asian="RU" style:font-name-complex="Times New Roman5" style:font-family-complex="'Times New Roman'" style:font-family-generic-complex="system" style:font-pitch-complex="variable"/>
    </style:style>
    <style:style style:name="p2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2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120%" fo:text-align="justify" style:justify-single-word="false" fo:text-indent="1cm" style:auto-text-indent="false"/>
      <style:text-properties style:font-name="Times New Roman3" fo:font-family="'Times New Roman'" style:font-style-name="Обычный" style:font-family-generic="roman" style:font-pitch="variable" fo:font-size="14pt"/>
    </style:style>
    <style:style style:name="Signature" style:family="paragraph" style:parent-style-name="Standard" style:class="text">
      <style:paragraph-properties text:number-lines="false" text:line-number="0"/>
      <style:text-properties style:font-name="Times New Roman3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3" fo:font-family="'Times New Roman'" style:font-style-name="Обычный" style:font-family-generic="roman" style:font-pitch="variable" fo:font-size="13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текст_20_пособия" style:display-name="текст пособия" style:family="paragraph" style:parent-style-name="Standard" style:default-outline-level="">
      <style:paragraph-properties fo:margin-left="0cm" fo:margin-right="0cm" fo:line-height="120%" fo:text-indent="0.81cm" style:auto-text-indent="false"/>
      <style:text-properties fo:font-size="14pt" fo:language="ru" fo:country="RU" style:font-size-asian="14pt" style:font-size-complex="14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DE" style:family="paragraph" style:parent-style-name="Text_20_body">
      <style:paragraph-properties fo:margin-top="0cm" fo:margin-bottom="0cm" style:contextual-spacing="false" style:line-height-at-least="0.011cm"/>
      <style:text-properties style:font-name="Lucida Console" fo:font-family="'Lucida Console'" style:font-style-name="Обычный" style:font-family-generic="modern" style:font-pitch="fixed" fo:font-size="11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" fo:font-family="Courier" style:font-family-generic="roman" fo:font-size="10.5pt" style:font-size-asian="10.5pt" style:font-size-complex="10.5pt"/>
    </style:style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pple-tab-span" style:family="text" style:parent-style-name="Default_20_Paragraph_20_Fon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text-properties officeooo:rsid="001cb9a4" officeooo:paragraph-rsid="001cb9a4"/>
    </style:style>
    <style:style style:name="MT1" style:family="text"/>
    <style:style style:name="MT2" style:family="text">
      <style:text-properties fo:language="en" fo:country="US" officeooo:rsid="00468513"/>
    </style:style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6" text:anchor-type="paragraph" svg:y="0.002cm" draw:z-index="1"><draw:text-box fo:min-height="0.041cm" fo:min-width="0.041cm"><text:p text:style-name="MP1"><text:span text:style-name="page_20_number"><text:page-number text:select-page="current">3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>Санкт-Петербург</text:p>
        <text:p text:style-name="MP2">20<text:span text:style-name="MT2">20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 Windows</meta:initial-creator>
    <meta:editing-cycles>79</meta:editing-cycles>
    <meta:creation-date>2018-04-24T17:52:00</meta:creation-date>
    <dc:date>2020-11-28T16:49:16.434000000</dc:date>
    <meta:editing-duration>PT8H44M57S</meta:editing-duration>
    <meta:generator>LibreOffice/7.0.3.1$Windows_X86_64 LibreOffice_project/d7547858d014d4cf69878db179d326fc3483e082</meta:generator>
    <meta:print-date>2019-10-02T21:44:26.840000000</meta:print-date>
    <meta:document-statistic meta:table-count="1" meta:image-count="0" meta:object-count="0" meta:page-count="3" meta:paragraph-count="32" meta:word-count="144" meta:character-count="1085" meta:non-whitespace-character-count="9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